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cm" draw:marker-end="Symmetric_20_Arrow" draw:marker-end-width="0.3cm" draw:fill="none" draw:textarea-vertical-align="middle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96cm"/>
    </style:style>
    <style:style style:name="gr13" style:family="graphic" style:parent-style-name="standard">
      <style:graphic-properties draw:stroke="none" draw:fill="none" fo:min-height="0.396cm"/>
    </style:style>
    <style:style style:name="gr14" style:family="graphic" style:parent-style-name="standard">
      <style:graphic-properties draw:stroke="none" draw:fill="none" fo:min-height="0.789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3.4cm" svg:height="0.6cm" svg:x="9.4cm" svg:y="2.4cm">
          <text:p text:style-name="P1"><text:span text:style-name="T1">onWaitConn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cm" svg:height="0.6cm" svg:x="9.4cm" svg:y="3.8cm">
          <text:p text:style-name="P1"><text:span text:style-name="T1">onWaitMi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4cm" svg:height="0.6cm" svg:x="5.4cm" svg:y="7.2cm">
          <text:p text:style-name="P3"><text:span text:style-name="T2">onRecordMi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679cm" svg:height="0.6cm" svg:x="12.721cm" svg:y="7.241cm">
          <text:p text:style-name="P3"><text:span text:style-name="T2">onSwitchOff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679cm" svg:height="0.6cm" svg:x="12.721cm" svg:y="8.841cm">
          <text:p text:style-name="P3"><text:span text:style-name="T2">onA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679cm" svg:height="0.6cm" svg:x="12.715cm" svg:y="10.241cm">
          <text:p text:style-name="P3"><text:span text:style-name="T2">onGoing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1.1cm" svg:y1="3cm" svg:x2="11.1cm" svg:y2="3.8cm" draw:start-shape="id1" draw:start-glue-point="2" draw:end-shape="id2" svg:d="M11100 3000v800" svg:viewBox="0 0 1 801">
          <text:p/>
        </draw:connector>
        <draw:connector draw:style-name="gr7" draw:text-style-name="P5" draw:layer="layout" svg:x1="11.1cm" svg:y1="4.4cm" svg:x2="7.1cm" svg:y2="7.2cm" draw:start-shape="id2" draw:end-shape="id3" draw:end-glue-point="0" svg:d="M11100 4400v1400h-4000v1400" svg:viewBox="0 0 4001 2801">
          <text:p/>
        </draw:connector>
        <draw:connector draw:style-name="gr7" draw:text-style-name="P6" draw:layer="layout" svg:x1="11.1cm" svg:y1="4.4cm" svg:x2="15.06cm" svg:y2="7.241cm" draw:start-shape="id2" draw:end-shape="id4" draw:end-glue-point="0" svg:d="M11100 4400v1421h3960v1420" svg:viewBox="0 0 3961 2842">
          <text:p/>
        </draw:connector>
        <draw:connector draw:style-name="gr7" draw:text-style-name="P5" draw:layer="layout" svg:x1="15.06cm" svg:y1="7.841cm" svg:x2="15.06cm" svg:y2="8.841cm" draw:start-shape="id4" draw:start-glue-point="2" draw:end-shape="id5" draw:end-glue-point="0" svg:d="M15060 7841v1000" svg:viewBox="0 0 1 1001">
          <text:p/>
        </draw:connector>
        <draw:custom-shape draw:style-name="gr8" draw:text-style-name="P4" xml:id="id7" draw:id="id7" draw:layer="layout" svg:width="4.679cm" svg:height="0.6cm" svg:x="12.715cm" svg:y="12.8cm">
          <text:p text:style-name="P3"><text:span text:style-name="T2">onLan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4.679cm" svg:height="0.6cm" svg:x="12.715cm" svg:y="14cm">
          <text:p text:style-name="P3"><text:span text:style-name="T2">onDisar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5.06cm" svg:y1="9.441cm" svg:x2="15.054cm" svg:y2="10.241cm" draw:start-shape="id5" draw:start-glue-point="2" draw:end-shape="id6" draw:end-glue-point="0" svg:d="M15060 9441v400h-6v400" svg:viewBox="0 0 7 801">
          <text:p/>
        </draw:connector>
        <draw:connector draw:style-name="gr10" draw:text-style-name="P5" draw:layer="layout" svg:x1="15.054cm" svg:y1="10.841cm" svg:x2="15.054cm" svg:y2="12.8cm" draw:start-shape="id6" draw:start-glue-point="2" draw:end-shape="id7" draw:end-glue-point="0" svg:d="M15054 10841v1959" svg:viewBox="0 0 1 1960">
          <text:p/>
        </draw:connector>
        <draw:connector draw:style-name="gr10" draw:text-style-name="P5" draw:layer="layout" svg:x1="15.054cm" svg:y1="13.4cm" svg:x2="15.054cm" svg:y2="14cm" draw:start-shape="id7" draw:start-glue-point="2" draw:end-shape="id8" draw:end-glue-point="0" svg:d="M15054 13400v600" svg:viewBox="0 0 1 601">
          <text:p/>
        </draw:connector>
        <draw:connector draw:style-name="gr10" draw:text-style-name="P5" draw:layer="layout" draw:line-skew="0cm 1.706cm" svg:x1="15.054cm" svg:y1="14.6cm" svg:x2="12.8cm" svg:y2="4.1cm" draw:start-shape="id8" draw:start-glue-point="2" draw:end-shape="id2" draw:end-glue-point="1" svg:d="M15054 14600v501h4546v-11001h-6800" svg:viewBox="0 0 6801 11002">
          <text:p/>
        </draw:connector>
        <draw:connector draw:style-name="gr11" draw:text-style-name="P5" draw:layer="layout" svg:x1="7.1cm" svg:y1="7.8cm" svg:x2="9.4cm" svg:y2="4.1cm" draw:start-shape="id3" draw:start-glue-point="2" draw:end-shape="id2" draw:end-glue-point="3" svg:d="M7100 7800v501h-2201v-4201h4501" svg:viewBox="0 0 4502 4202">
          <text:p/>
        </draw:connector>
        <draw:frame draw:style-name="gr12" draw:text-style-name="P7" draw:layer="layout" svg:width="8.292cm" svg:height="1.046cm" svg:x="11.908cm" svg:y="5.254cm">
          <draw:text-box>
            <text:p><text:span text:style-name="T3">NewMissionEvent </text:span></text:p>
            <text:p><text:span text:style-name="T3">or (PauseBackMissionEvent &amp; pauseActive) </text:span></text:p>
          </draw:text-box>
        </draw:frame>
        <draw:frame draw:style-name="gr13" draw:text-style-name="P7" draw:layer="layout" svg:width="3.492cm" svg:height="0.646cm" svg:x="6.8cm" svg:y="5.154cm">
          <draw:text-box>
            <text:p><text:span text:style-name="T3">RecordModeEvent</text:span></text:p>
          </draw:text-box>
        </draw:frame>
        <draw:frame draw:style-name="gr14" draw:text-style-name="P7" draw:layer="layout" svg:width="4.492cm" svg:height="1.039cm" svg:x="3.2cm" svg:y="8.354cm">
          <draw:text-box>
            <text:p><text:span text:style-name="T3">WaitMissionModeEvent</text:span></text:p>
          </draw:text-box>
        </draw:frame>
        <draw:custom-shape draw:style-name="gr15" draw:text-style-name="P4" xml:id="id9" draw:id="id9" draw:layer="layout" svg:width="4.679cm" svg:height="0.6cm" svg:x="5.43cm" svg:y="11.216cm">
          <text:p text:style-name="P3"><text:span text:style-name="T2">onLoiter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2.715cm" svg:y1="10.541cm" svg:x2="7.769cm" svg:y2="11.216cm" draw:start-shape="id6" draw:start-glue-point="3" draw:end-shape="id9" draw:end-glue-point="0" svg:d="M12715 10541h-4946v675" svg:viewBox="0 0 4947 676">
          <text:p/>
        </draw:connector>
        <draw:connector draw:style-name="gr10" draw:text-style-name="P5" draw:layer="layout" svg:x1="7.769cm" svg:y1="11.816cm" svg:x2="12.715cm" svg:y2="10.541cm" draw:start-shape="id9" draw:start-glue-point="2" draw:end-shape="id6" draw:end-glue-point="3" svg:d="M7769 11816v501h3642v-1776h1304" svg:viewBox="0 0 4947 1777">
          <text:p/>
        </draw:connector>
        <draw:frame draw:style-name="gr13" draw:text-style-name="P7" draw:layer="layout" svg:width="4.367cm" svg:height="0.646cm" svg:x="8.833cm" svg:y="11.816cm">
          <draw:text-box>
            <text:p><text:span text:style-name="T3">PauseBackMissionEvent</text:span></text:p>
          </draw:text-box>
        </draw:frame>
        <draw:frame draw:style-name="gr13" draw:text-style-name="P9" draw:layer="layout" svg:width="3.779cm" svg:height="0.646cm" svg:x="7.821cm" svg:y="9.895cm">
          <draw:text-box>
            <text:p text:style-name="P8">Pause1MissionEvent</text:p>
          </draw:text-box>
        </draw:frame>
        <draw:frame draw:style-name="gr12" draw:text-style-name="P7" draw:layer="layout" svg:width="8.292cm" svg:height="1.046cm" svg:x="15.108cm" svg:y="11.154cm">
          <draw:text-box>
            <text:p><text:span text:style-name="T3">NoMoreWaypoint </text:span></text:p>
            <text:p><text:span text:style-name="T3">or (Pause2MissionEvent : pauseActive:=true) </text:span></text:p>
          </draw:text-box>
        </draw:frame>
        <draw:frame draw:style-name="gr13" draw:text-style-name="P7" draw:layer="layout" svg:width="6.89cm" svg:height="0.646cm" svg:x="4.8cm" svg:y="13.154cm">
          <draw:text-box>
            <text:p><text:span text:style-name="T3">Pause2MissionEvent : pauseActive:=true</text:span></text:p>
          </draw:text-box>
        </draw:frame>
        <draw:connector draw:style-name="gr10" draw:text-style-name="P5" draw:layer="layout" svg:x1="7.769cm" svg:y1="11.816cm" svg:x2="12.715cm" svg:y2="13.1cm" draw:start-shape="id9" draw:start-glue-point="2" draw:end-shape="id7" svg:d="M7769 11816v1284h4946" svg:viewBox="0 0 4947 1285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9:25:46.419232344</meta:creation-date>
    <dc:date>2019-12-19T09:18:38.512775249</dc:date>
    <meta:editing-duration>PT5H22M11S</meta:editing-duration>
    <meta:editing-cycles>4</meta:editing-cycles>
    <meta:generator>LibreOffice/6.0.7.3$Linux_X86_64 LibreOffice_project/00m0$Build-3</meta:generator>
    <meta:document-statistic meta:object-count="51"/>
  </office:meta>
</office:document-meta>
</file>